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02F41EA0482A59D610C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0961in" svg:height="0.3976in" svg:x="0.889in" svg:y="0.5335in">
            <draw:image xlink:href="Pictures/10000001000002D70000002F41EA0482A59D610C.png" xlink:type="simple" xlink:show="embed" xlink:actuate="onLoad" draw:mime-type="image/png">
              <text:p/>
            </draw:image>
          </draw:frame>
          <draw:frame draw:z-index="1" draw:style-name="gr2" draw:text-style-name="P1" svg:width="6.2992in" svg:height="3.5386in" svg:x="8.0102in" svg:y="4.6307in">
            <draw:object draw:notify-on-update-of-ranges="Sheet1.J9:Sheet1.J25 Sheet1.K9:Sheet1.K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2" draw:style-name="gr1" draw:text-style-name="P1" svg:width="6.0961in" svg:height="0.3976in" svg:x="5.9075in" svg:y="8.5673in">
            <draw:image xlink:href="Pictures/10000001000002D70000002F41EA0482A59D610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xample 21.6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=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= 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I=</text:p>
          </table:table-cell>
          <table:table-cell table:style-name="ce1" office:value-type="float" office:value="1.640533" calcext:value-type="float">
            <text:p>1.64053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-a=</text:p>
          </table:table-cell>
          <table:table-cell table:formula="of:=[.C7]-[.C8]" office:value-type="float" office:value="0.8" calcext:value-type="float">
            <text:p>0.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0.2+25*([.J9])-200*([.J9])^2+675*([.J9])^3-900*([.J9])^4+400*([.J9])^5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a) Use Simpson’s 3/8 rule to integrate</text:p>
          </table:table-cell>
          <table:table-cell table:number-columns-repeated="3"/>
          <table:table-cell office:value-type="string" calcext:value-type="string">
            <text:p>(b-a)/3=</text:p>
          </table:table-cell>
          <table:table-cell table:formula="of:=[.G9]/[.G11]" office:value-type="float" office:value="0.266666666666667" calcext:value-type="float">
            <text:p>0.266666666666667</text:p>
          </table:table-cell>
          <table:table-cell table:number-columns-repeated="2"/>
          <table:table-cell table:style-name="ce1" table:formula="of:=[.J9]+0.05" office:value-type="float" office:value="0.05" calcext:value-type="float">
            <text:p>0.05</text:p>
          </table:table-cell>
          <table:table-cell table:style-name="ce1" table:formula="of:=0.2+25*([.J10])-200*([.J10])^2+675*([.J10])^3-900*([.J10])^4+400*([.J10])^5" office:value-type="float" office:value="1.028875" calcext:value-type="float">
            <text:p>1.0288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=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formula="of:=[.J10]+0.05" office:value-type="float" office:value="0.1" calcext:value-type="float">
            <text:p>0.1</text:p>
          </table:table-cell>
          <table:table-cell table:style-name="ce1" table:formula="of:=0.2+25*([.J11])-200*([.J11])^2+675*([.J11])^3-900*([.J11])^4+400*([.J11])^5" office:value-type="float" office:value="1.289" calcext:value-type="float">
            <text:p>1.289</text:p>
          </table:table-cell>
        </table:table-row>
        <table:table-row table:style-name="ro1">
          <table:table-cell/>
          <table:table-cell office:value-type="string" calcext:value-type="string">
            <text:p>x0=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table:formula="of:=[.J11]+0.05" office:value-type="float" office:value="0.15" calcext:value-type="float">
            <text:p>0.15</text:p>
          </table:table-cell>
          <table:table-cell table:style-name="ce1" table:formula="of:=0.2+25*([.J12])-200*([.J12])^2+675*([.J12])^3-900*([.J12])^4+400*([.J12])^5" office:value-type="float" office:value="1.302875" calcext:value-type="float">
            <text:p>1.302875</text:p>
          </table:table-cell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table:formula="of:=[.C12]+[.$G$10]" office:value-type="float" office:value="0.266666666666667" calcext:value-type="float">
            <text:p>0.266666666666667</text:p>
          </table:table-cell>
          <table:table-cell table:number-columns-repeated="6"/>
          <table:table-cell table:style-name="ce1" table:formula="of:=[.J12]+0.05" office:value-type="float" office:value="0.2" calcext:value-type="float">
            <text:p>0.2</text:p>
          </table:table-cell>
          <table:table-cell table:style-name="ce1" table:formula="of:=0.2+25*([.J13])-200*([.J13])^2+675*([.J13])^3-900*([.J13])^4+400*([.J13])^5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x2=</text:p>
          </table:table-cell>
          <table:table-cell table:formula="of:=[.C13]+[.$G$10]" office:value-type="float" office:value="0.533333333333333" calcext:value-type="float">
            <text:p>0.533333333333333</text:p>
          </table:table-cell>
          <table:table-cell table:number-columns-repeated="6"/>
          <table:table-cell table:style-name="ce1" table:formula="of:=[.J13]+0.05" office:value-type="float" office:value="0.25" calcext:value-type="float">
            <text:p>0.25</text:p>
          </table:table-cell>
          <table:table-cell table:style-name="ce1" table:formula="of:=0.2+25*([.J14])-200*([.J14])^2+675*([.J14])^3-900*([.J14])^4+400*([.J14])^5" office:value-type="float" office:value="1.371875" calcext:value-type="float">
            <text:p>1.371875</text:p>
          </table:table-cell>
        </table:table-row>
        <table:table-row table:style-name="ro1">
          <table:table-cell/>
          <table:table-cell office:value-type="string" calcext:value-type="string">
            <text:p>x3=</text:p>
          </table:table-cell>
          <table:table-cell table:formula="of:=[.C14]+[.$G$10]" office:value-type="float" office:value="0.8" calcext:value-type="float">
            <text:p>0.8</text:p>
          </table:table-cell>
          <table:table-cell table:number-columns-repeated="6"/>
          <table:table-cell table:style-name="ce1" table:formula="of:=[.J14]+0.05" office:value-type="float" office:value="0.3" calcext:value-type="float">
            <text:p>0.3</text:p>
          </table:table-cell>
          <table:table-cell table:style-name="ce1" table:formula="of:=0.2+25*([.J15])-200*([.J15])^2+675*([.J15])^3-900*([.J15])^4+400*([.J15])^5" office:value-type="float" office:value="1.607" calcext:value-type="float">
            <text:p>1.607</text:p>
          </table:table-cell>
        </table:table-row>
        <table:table-row table:style-name="ro1">
          <table:table-cell table:number-columns-repeated="9"/>
          <table:table-cell table:style-name="ce1" table:formula="of:=[.J15]+0.05" office:value-type="float" office:value="0.35" calcext:value-type="float">
            <text:p>0.35</text:p>
          </table:table-cell>
          <table:table-cell table:style-name="ce1" table:formula="of:=0.2+25*([.J16])-200*([.J16])^2+675*([.J16])^3-900*([.J16])^4+400*([.J16])^5" office:value-type="float" office:value="1.985875" calcext:value-type="float">
            <text:p>1.985875</text:p>
          </table:table-cell>
        </table:table-row>
        <table:table-row table:style-name="ro1">
          <table:table-cell/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f(x3)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t(%)</text:p>
          </table:table-cell>
          <table:table-cell table:style-name="ce1" office:value-type="string" calcext:value-type="string">
            <text:p>Ea</text:p>
          </table:table-cell>
          <table:table-cell/>
          <table:table-cell table:style-name="ce1" table:formula="of:=[.J16]+0.05" office:value-type="float" office:value="0.4" calcext:value-type="float">
            <text:p>0.4</text:p>
          </table:table-cell>
          <table:table-cell table:style-name="ce1" table:formula="of:=0.2+25*([.J17])-200*([.J17])^2+675*([.J17])^3-900*([.J17])^4+400*([.J17])^5" office:value-type="float" office:value="2.456" calcext:value-type="float">
            <text:p>2.456</text:p>
          </table:table-cell>
        </table:table-row>
        <table:table-row table:style-name="ro1">
          <table:table-cell/>
          <table:table-cell table:style-name="ce1" table:formula="of:=0.2+25*([.C12])-200*([.C12])^2+675*([.C12])^3-900*([.C12])^4+400*([.C12])^5" office:value-type="float" office:value="0.2" calcext:value-type="float">
            <text:p>0.2</text:p>
          </table:table-cell>
          <table:table-cell table:style-name="ce1" table:formula="of:=0.2+25*([.C13])-200*([.C13])^2+675*([.C13])^3-900*([.C13])^4+400*([.C13])^5" office:value-type="float" office:value="1.43272427983539" calcext:value-type="float">
            <text:p>1.43272427983539</text:p>
          </table:table-cell>
          <table:table-cell table:style-name="ce1" table:formula="of:=0.2+25*([.C14])-200*([.C14])^2+675*([.C14])^3-900*([.C14])^4+400*([.C14])^5" office:value-type="float" office:value="3.48717695473251" calcext:value-type="float">
            <text:p>3.48717695473251</text:p>
          </table:table-cell>
          <table:table-cell table:style-name="ce1" table:formula="of:=0.2+25*([.C15])-200*([.C15])^2+675*([.C15])^3-900*([.C15])^4+400*([.C15])^5" office:value-type="float" office:value="0.232000000000056" calcext:value-type="float">
            <text:p>0.232000000000056</text:p>
          </table:table-cell>
          <table:table-cell table:style-name="ce1" table:formula="of:=[.$G$9]*([.B18]+3*[.C18]+3*[.D18]+[.E18])/8" office:value-type="float" office:value="1.51917037037038" calcext:value-type="float">
            <text:p>1.51917037037038</text:p>
          </table:table-cell>
          <table:table-cell table:style-name="ce1" table:formula="of:=100*([.$G$8]-[.F18])/([.$G$8])" office:value-type="float" office:value="7.39775607254605" calcext:value-type="float">
            <text:p>7.39775607254605</text:p>
          </table:table-cell>
          <table:table-cell table:style-name="ce1" table:formula="of:=-(1/6480)*[.C20]*([.G9])^(5)" office:value-type="float" office:value="0.121362962962963" calcext:value-type="float">
            <text:p>0.121362962962963</text:p>
          </table:table-cell>
          <table:table-cell/>
          <table:table-cell table:style-name="ce1" table:formula="of:=[.J17]+0.05" office:value-type="float" office:value="0.45" calcext:value-type="float">
            <text:p>0.45</text:p>
          </table:table-cell>
          <table:table-cell table:style-name="ce1" table:formula="of:=0.2+25*([.J18])-200*([.J18])^2+675*([.J18])^3-900*([.J18])^4+400*([.J18])^5" office:value-type="float" office:value="2.93487499999999" calcext:value-type="float">
            <text:p>2.93487499999999</text:p>
          </table:table-cell>
        </table:table-row>
        <table:table-row table:style-name="ro1">
          <table:table-cell table:number-columns-repeated="9"/>
          <table:table-cell table:style-name="ce1" table:formula="of:=[.J18]+0.05" office:value-type="float" office:value="0.5" calcext:value-type="float">
            <text:p>0.5</text:p>
          </table:table-cell>
          <table:table-cell table:style-name="ce1" table:formula="of:=0.2+25*([.J19])-200*([.J19])^2+675*([.J19])^3-900*([.J19])^4+400*([.J19])^5" office:value-type="float" office:value="3.325" calcext:value-type="float">
            <text:p>3.325</text:p>
          </table:table-cell>
        </table:table-row>
        <table:table-row table:style-name="ro1">
          <table:table-cell/>
          <table:table-cell office:value-type="string" calcext:value-type="string">
            <text:p>f^(4)(Epsilon)=</text:p>
          </table:table-cell>
          <table:table-cell table:formula="of:=([.C22]-[.C23])/([.$G$9])" office:value-type="float" office:value="-2400" calcext:value-type="float">
            <text:p>-2400</text:p>
          </table:table-cell>
          <table:table-cell table:number-columns-repeated="6"/>
          <table:table-cell table:style-name="ce1" table:formula="of:=[.J19]+0.05" office:value-type="float" office:value="0.55" calcext:value-type="float">
            <text:p>0.55</text:p>
          </table:table-cell>
          <table:table-cell table:style-name="ce1" table:formula="of:=0.2+25*([.J20])-200*([.J20])^2+675*([.J20])^3-900*([.J20])^4+400*([.J20])^5" office:value-type="float" office:value="3.52887500000001" calcext:value-type="float">
            <text:p>3.52887500000001</text:p>
          </table:table-cell>
        </table:table-row>
        <table:table-row table:style-name="ro1">
          <table:table-cell table:number-columns-repeated="9"/>
          <table:table-cell table:style-name="ce1" table:formula="of:=[.J20]+0.05" office:value-type="float" office:value="0.6" calcext:value-type="float">
            <text:p>0.6</text:p>
          </table:table-cell>
          <table:table-cell table:style-name="ce1" table:formula="of:=0.2+25*([.J21])-200*([.J21])^2+675*([.J21])^3-900*([.J21])^4+400*([.J21])^5" office:value-type="float" office:value="3.46399999999998" calcext:value-type="float">
            <text:p>3.46399999999998</text:p>
          </table:table-cell>
        </table:table-row>
        <table:table-row table:style-name="ro1">
          <table:table-cell/>
          <table:table-cell office:value-type="string" calcext:value-type="string">
            <text:p>f’’’(b)=</text:p>
          </table:table-cell>
          <table:table-cell table:formula="of:=4050-21600*([.C7])+24000*([.C7])^2" office:value-type="float" office:value="2130" calcext:value-type="float">
            <text:p>2130</text:p>
          </table:table-cell>
          <table:table-cell table:number-columns-repeated="6"/>
          <table:table-cell table:style-name="ce1" table:formula="of:=[.J21]+0.05" office:value-type="float" office:value="0.65" calcext:value-type="float">
            <text:p>0.65</text:p>
          </table:table-cell>
          <table:table-cell table:style-name="ce1" table:formula="of:=0.2+25*([.J22])-200*([.J22])^2+675*([.J22])^3-900*([.J22])^4+400*([.J22])^5" office:value-type="float" office:value="3.07787499999997" calcext:value-type="float">
            <text:p>3.07787499999997</text:p>
          </table:table-cell>
        </table:table-row>
        <table:table-row table:style-name="ro1">
          <table:table-cell/>
          <table:table-cell office:value-type="string" calcext:value-type="string">
            <text:p>f’’’(a)=</text:p>
          </table:table-cell>
          <table:table-cell table:formula="of:=4050-21600*([.C8])+24000*([.C8])^2" office:value-type="float" office:value="4050" calcext:value-type="float">
            <text:p>4050</text:p>
          </table:table-cell>
          <table:table-cell table:number-columns-repeated="6"/>
          <table:table-cell table:style-name="ce1" table:formula="of:=[.J22]+0.05" office:value-type="float" office:value="0.7" calcext:value-type="float">
            <text:p>0.7</text:p>
          </table:table-cell>
          <table:table-cell table:style-name="ce1" table:formula="of:=0.2+25*([.J23])-200*([.J23])^2+675*([.J23])^3-900*([.J23])^4+400*([.J23])^5" office:value-type="float" office:value="2.363" calcext:value-type="float">
            <text:p>2.363</text:p>
          </table:table-cell>
        </table:table-row>
        <table:table-row table:style-name="ro1">
          <table:table-cell table:number-columns-repeated="9"/>
          <table:table-cell table:style-name="ce1" table:formula="of:=[.J23]+0.05" office:value-type="float" office:value="0.75" calcext:value-type="float">
            <text:p>0.75</text:p>
          </table:table-cell>
          <table:table-cell table:style-name="ce1" table:formula="of:=0.2+25*([.J24])-200*([.J24])^2+675*([.J24])^3-900*([.J24])^4+400*([.J24])^5" office:value-type="float" office:value="1.37187499999997" calcext:value-type="float">
            <text:p>1.37187499999997</text:p>
          </table:table-cell>
        </table:table-row>
        <table:table-row table:style-name="ro1">
          <table:table-cell/>
          <table:table-cell office:value-type="string" calcext:value-type="string">
            <text:p>b) Use it in conjunction with Simpson’s 1/3 rule to integrate the same function for fice segments.</text:p>
          </table:table-cell>
          <table:table-cell table:number-columns-repeated="7"/>
          <table:table-cell table:style-name="ce1" table:formula="of:=[.J24]+0.05" office:value-type="float" office:value="0.8" calcext:value-type="float">
            <text:p>0.8</text:p>
          </table:table-cell>
          <table:table-cell table:style-name="ce1" table:formula="of:=0.2+25*([.J25])-200*([.J25])^2+675*([.J25])^3-900*([.J25])^4+400*([.J25])^5" office:value-type="float" office:value="0.232000000000028" calcext:value-type="float">
            <text:p>0.2320000000000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e 0 a 0.4</text:p>
          </table:table-cell>
          <table:table-cell table:style-name="ce1" office:value-type="string" calcext:value-type="string">
            <text:p>Simpson’s 3/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 0.4 a 0.8</text:p>
          </table:table-cell>
          <table:table-cell table:style-name="ce1" office:value-type="string" calcext:value-type="string">
            <text:p>Simpson’s 1/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= 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2" office:value-type="string" calcext:value-type="string">
            <text:p>Simpson’s 3/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style-name="ce1" table:formula="of:=0.4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impson’s 1/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-a=</text:p>
          </table:table-cell>
          <table:table-cell table:style-name="ce1" table:formula="of:=[.C31]-[.C30]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b-a)/(3)=</text:p>
          </table:table-cell>
          <table:table-cell table:style-name="ce1" table:formula="of:=[.C35]/3" office:value-type="float" office:value="0.133333333333333" calcext:value-type="float">
            <text:p>0.13333333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x0=</text:p>
          </table:table-cell>
          <table:table-cell table:style-name="ce1" table:formula="of:=[.$C$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1=</text:p>
          </table:table-cell>
          <table:table-cell table:style-name="ce1" table:formula="of:=[.C38]+[.$C$36]" office:value-type="float" office:value="0.133333333333333" calcext:value-type="float">
            <text:p>0.13333333333333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2=</text:p>
          </table:table-cell>
          <table:table-cell table:style-name="ce1" table:formula="of:=[.C39]+[.$C$36]" office:value-type="float" office:value="0.266666666666667" calcext:value-type="float">
            <text:p>0.266666666666667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3=</text:p>
          </table:table-cell>
          <table:table-cell table:style-name="ce1" table:formula="of:=[.C40]+[.$C$36]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f(x3)</text:p>
          </table:table-cell>
          <table:table-cell table:style-name="ce1" office:value-type="string" calcext:value-type="string">
            <text:p>I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formula="of:=0.2+25*[.C38]-200*([.C38])^2+675*([.C38])^3-900*([.C38])^4+400*([.C38])^5" office:value-type="float" office:value="0.2" calcext:value-type="float">
            <text:p>0.2</text:p>
          </table:table-cell>
          <table:table-cell table:style-name="ce1" table:formula="of:=0.2+25*[.C39]-200*([.C39])^2+675*([.C39])^3-900*([.C39])^4+400*([.C39])^5" office:value-type="float" office:value="1.31018930041152" calcext:value-type="float">
            <text:p>1.31018930041152</text:p>
          </table:table-cell>
          <table:table-cell table:style-name="ce1" table:formula="of:=0.2+25*[.C40]-200*([.C40])^2+675*([.C40])^3-900*([.C40])^4+400*([.C40])^5" office:value-type="float" office:value="1.43272427983539" calcext:value-type="float">
            <text:p>1.43272427983539</text:p>
          </table:table-cell>
          <table:table-cell table:style-name="ce1" table:formula="of:=0.2+25*[.C41]-200*([.C41])^2+675*([.C41])^3-900*([.C41])^4+400*([.C41])^5" office:value-type="float" office:value="2.456" calcext:value-type="float">
            <text:p>2.456</text:p>
          </table:table-cell>
          <table:table-cell table:style-name="ce1" table:formula="of:=[.$C$35]*([.B44]+3*[.C44]+3*[.D44]+[.E44])/8" office:value-type="float" office:value="0.544237037037038" calcext:value-type="float">
            <text:p>0.544237037037038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a=</text:p>
          </table:table-cell>
          <table:table-cell table:formula="of:=-(1/6480)*[.C51]*([.C35])^5" office:value-type="float" office:value="0.018962962962963" calcext:value-type="float">
            <text:p>0.01896296296296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’’’(b)=</text:p>
          </table:table-cell>
          <table:table-cell table:style-name="ce1" table:formula="of:=4050-21600*([.C41])+24000*([.C41])^2" office:value-type="float" office:value="-749.999999999999" calcext:value-type="float">
            <text:p>-749.9999999999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’’’(a)=</text:p>
          </table:table-cell>
          <table:table-cell table:style-name="ce1" table:formula="of:=4050-21600*([.C38])+24000*([.C38])^2" office:value-type="float" office:value="4050" calcext:value-type="float">
            <text:p>405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^(4)(Epsilon)=</text:p>
          </table:table-cell>
          <table:table-cell table:style-name="ce1" table:formula="of:=([.C48]-[.C49])/([.C35])" office:value-type="float" office:value="-12000" calcext:value-type="float">
            <text:p>-1200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impson’s 1/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-c=</text:p>
          </table:table-cell>
          <table:table-cell table:style-name="ce1" table:formula="of:=[.C55]-[.C54]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(d-c)/3=</text:p>
          </table:table-cell>
          <table:table-cell table:style-name="ce1" table:formula="of:=[.C57]/[.C58]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x0=</text:p>
          </table:table-cell>
          <table:table-cell table:style-name="ce1" table:formula="of:=[.C54]" office:value-type="float" office:value="0.4" calcext:value-type="float">
            <text:p>0.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x1=</text:p>
          </table:table-cell>
          <table:table-cell table:style-name="ce1" table:formula="of:=[.C61]+[.$C$59]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2=</text:p>
          </table:table-cell>
          <table:table-cell table:style-name="ce1" table:formula="of:=[.C62]+[.$C$59]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f(x0)</text:p>
          </table:table-cell>
          <table:table-cell table:style-name="ce1" office:value-type="string" calcext:value-type="string">
            <text:p>f(x1)</text:p>
          </table:table-cell>
          <table:table-cell table:style-name="ce1" office:value-type="string" calcext:value-type="string">
            <text:p>f(x2)</text:p>
          </table:table-cell>
          <table:table-cell table:style-name="ce1"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0.2+25*[.C61]-200*([.C61])^2+675*([.C61])^3-900*([.C61])^4+400*([.C61])^5" office:value-type="float" office:value="2.456" calcext:value-type="float">
            <text:p>2.456</text:p>
          </table:table-cell>
          <table:table-cell table:style-name="ce1" table:formula="of:=0.2+25*[.C62]-200*([.C62])^2+675*([.C62])^3-900*([.C62])^4+400*([.C62])^5" office:value-type="float" office:value="3.46400000000001" calcext:value-type="float">
            <text:p>3.46400000000001</text:p>
          </table:table-cell>
          <table:table-cell table:style-name="ce1" table:formula="of:=0.2+25*[.C63]-200*([.C63])^2+675*([.C63])^3-900*([.C63])^4+400*([.C63])^5" office:value-type="float" office:value="0.232000000000056" calcext:value-type="float">
            <text:p>0.232000000000056</text:p>
          </table:table-cell>
          <table:table-cell table:style-name="ce1" table:formula="of:=(1/3)*([.B67]+4*[.C67]+[.D67])" office:value-type="float" office:value="5.51466666666669" calcext:value-type="float">
            <text:p>5.5146666666666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=</text:p>
          </table:table-cell>
          <table:table-cell table:formula="of:=[.E67]+[.F44]" office:value-type="float" office:value="6.05890370370373" calcext:value-type="float">
            <text:p>6.0589037037037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22:57:53.789447578</dc:date>
    <meta:editing-duration>PT4H39M49S</meta:editing-duration>
    <meta:editing-cycles>91</meta:editing-cycles>
    <meta:generator>LibreOffice/7.3.7.2$Linux_X86_64 LibreOffice_project/30$Build-2</meta:generator>
    <meta:document-statistic meta:table-count="1" meta:cell-count="1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112cm" svg:y="4.192cm" style:legend-expansion="high" chart:style-name="ch2"/>
        <chart:plot-area chart:style-name="ch3" table:cell-range-address="Sheet1.J9:Sheet1.K25" svg:x="0.32cm" svg:y="0.179cm" svg:width="12.472cm" svg:height="8.631cm">
          <chart:coordinate-region svg:x="1.058cm" svg:y="0.381cm" svg:width="11.489cm" svg:height="7.776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K9:Sheet1.K25" chart:class="chart:scatter">
            <chart:domain table:cell-range-address="Sheet1.J9:Sheet1.J25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9:Sheet1.J25</svg:desc>
                </draw:g>
              </table:table-cell>
              <table:table-cell office:value-type="float" office:value="0.2">
                <text:p>0.2</text:p>
                <draw:g>
                  <svg:desc>Sheet1.K9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028875">
                <text:p>1.02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302875">
                <text:p>1.30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371875">
                <text:p>1.3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985875">
                <text:p>1.985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.93487499999999">
                <text:p>2.934874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3.52887500000001">
                <text:p>3.528875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3.46399999999998">
                <text:p>3.4639999999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3.07787499999997">
                <text:p>3.077874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37187499999997">
                <text:p>1.371874999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32000000000028">
                <text:p>0.23200000000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